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OpenSymbol_1.ttf" manifest:media-type="application/x-font-ttf"/>
  <manifest:file-entry manifest:full-path="Fonts/Font_FreeSans_1.ttf" manifest:media-type="application/x-font-ttf"/>
  <manifest:file-entry manifest:full-path="Fonts/Font_FreeSans_2.ttf" manifest:media-type="application/x-font-ttf"/>
  <manifest:file-entry manifest:full-path="Fonts/Font_Liberation_Mono_1.ttf" manifest:media-type="application/x-font-ttf"/>
  <manifest:file-entry manifest:full-path="Fonts/Font_Century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vg:font-face-src>
        <svg:font-face-uri xlink:href="Fonts/Font_OpenSymbol_1.ttf" xlink:type="simple" loext:font-style="normal" loext:font-weight="normal">
          <svg:font-face-format svg:string="truetype"/>
        </svg:font-face-uri>
      </svg:font-face-src>
    </style:font-face>
    <style:font-face style:name="OpenSymbol" svg:font-family="OpenSymbol" style:font-adornments="10 Regular" style:font-pitch="variable" style:font-charset="x-symbol">
      <svg:font-face-src>
        <svg:font-face-uri xlink:href="Fonts/Font_OpenSymbol_1.ttf" xlink:type="simple" loext:font-style="normal" loext:font-weight="normal">
          <svg:font-face-format svg:string="truetype"/>
        </svg:font-face-uri>
      </svg:font-face-src>
    </style:font-face>
    <style:font-face style:name="FreeSans1" svg:font-family="FreeSans" style:font-family-generic="swiss">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imbus Mono L" svg:font-family="'Nimbus Mono L'" style:font-family-generic="modern" style:font-pitch="fixed"/>
    <style:font-face style:name="Latin Modern Roman1" svg:font-family="'Latin Modern Roman'" style:font-pitch="variable"/>
    <style:font-face style:name="Latin Modern Roman" svg:font-family="'Latin Modern Roman'" style:font-adornments="10 Regular" style:font-pitch="variable"/>
    <style:font-face style:name="Century" svg:font-family="Century" style:font-family-generic="roman" style:font-pitch="variable">
      <svg:font-face-src>
        <svg:font-face-uri xlink:href="Fonts/Font_Century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125in" fo:margin-left="0in" table:align="left"/>
    </style:style>
    <style:style style:name="Table2.A" style:family="table-column">
      <style:table-column-properties style:column-width="5.125in"/>
    </style:style>
    <style:style style:name="Table2.A1" style:family="table-cell">
      <style:table-cell-properties style:writing-mode="page"/>
    </style:style>
    <style:style style:name="Table3" style:family="table">
      <style:table-properties style:width="5.125in" fo:margin-left="0in" table:align="left" style:may-break-between-rows="false"/>
    </style:style>
    <style:style style:name="Table3.A" style:family="table-column">
      <style:table-column-properties style:column-width="1.25in"/>
    </style:style>
    <style:style style:name="Table3.B" style:family="table-column">
      <style:table-column-properties style:column-width="1in"/>
    </style:style>
    <style:style style:name="Table3.C" style:family="table-column">
      <style:table-column-properties style:column-width="0.9375in"/>
    </style:style>
    <style:style style:name="Table3.D" style:family="table-column">
      <style:table-column-properties style:column-width="0.9069in"/>
    </style:style>
    <style:style style:name="Table3.E" style:family="table-column">
      <style:table-column-properties style:column-width="1.0306in"/>
    </style:style>
    <style:style style:name="Table3.A1" style:family="table-cell">
      <style:table-cell-properties fo:padding="0.0403in" fo:border-left="0.05pt solid #000000" fo:border-right="none" fo:border-top="0.05pt solid #000000" fo:border-bottom="0.05pt solid #000000" style:writing-mode="page"/>
    </style:style>
    <style:style style:name="Table3.E1" style:family="table-cell">
      <style:table-cell-properties fo:padding="0.0403in" fo:border="0.05pt solid #000000" style:writing-mode="page"/>
    </style:style>
    <style:style style:name="Table3.2" style:family="table-row">
      <style:table-row-properties style:min-row-height="0.2708in"/>
    </style:style>
    <style:style style:name="Table3.A2" style:family="table-cell">
      <style:table-cell-properties fo:padding="0.0403in" fo:border-left="0.05pt solid #000000" fo:border-right="none" fo:border-top="none" fo:border-bottom="0.05pt solid #000000" style:writing-mode="page"/>
    </style:style>
    <style:style style:name="Table3.E2" style:family="table-cell">
      <style:table-cell-properties fo:padding="0.0403in" fo:border-left="0.05pt solid #000000" fo:border-right="0.05pt solid #000000" fo:border-top="none" fo:border-bottom="0.05pt solid #000000" style:writing-mode="page"/>
    </style:style>
    <style:style style:name="Table4" style:family="table">
      <style:table-properties style:width="5.75in" fo:margin-left="-0.2799in" table:align="left" fo:background-color="transparent">
        <style:background-image/>
      </style:table-properties>
    </style:style>
    <style:style style:name="Table4.A" style:family="table-column">
      <style:table-column-properties style:column-width="2.8396in"/>
    </style:style>
    <style:style style:name="Table4.B" style:family="table-column">
      <style:table-column-properties style:column-width="2.9104in"/>
    </style:style>
    <style:style style:name="Table4.1" style:family="table-row">
      <style:table-row-properties fo:background-color="transparent">
        <style:background-image/>
      </style:table-row-properties>
    </style:style>
    <style:style style:name="Table4.A1" style:family="table-cell">
      <style:table-cell-properties style:vertical-align="middle" fo:padding-left="0.0403in" fo:padding-right="0.0403in" fo:padding-top="0in" fo:padding-bottom="0in" fo:border-left="0.05pt solid #000000" fo:border-right="none" fo:border-top="0.05pt solid #000000" fo:border-bottom="0.05pt solid #000000" style:writing-mode="page"/>
    </style:style>
    <style:style style:name="Table4.B1" style:family="table-cell">
      <style:table-cell-properties style:vertical-align="middle" fo:padding-left="0.0403in" fo:padding-right="0.0403in" fo:padding-top="0in" fo:padding-bottom="0in" fo:border="0.05pt solid #000000" style:writing-mode="page"/>
    </style:style>
    <style:style style:name="Table4.A2" style:family="table-cell">
      <style:table-cell-properties style:vertical-align="middle" fo:padding-left="0.0403in" fo:padding-right="0.0403in" fo:padding-top="0in" fo:padding-bottom="0in" fo:border-left="0.05pt solid #000000" fo:border-right="none" fo:border-top="none" fo:border-bottom="0.05pt solid #000000" style:writing-mode="page"/>
    </style:style>
    <style:style style:name="Table4.B2" style:family="table-cell">
      <style:table-cell-properties style:vertical-align="middle" fo:padding-left="0.0403in" fo:padding-right="0.0403in" fo:padding-top="0in" fo:padding-bottom="0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note">
      <style:text-properties officeooo:rsid="007e2f70" officeooo:paragraph-rsid="00d01bdf"/>
    </style:style>
    <style:style style:name="P3" style:family="paragraph" style:parent-style-name="Footnote">
      <style:text-properties officeooo:rsid="00da1581" officeooo:paragraph-rsid="00da1581"/>
    </style:style>
    <style:style style:name="P4" style:family="paragraph" style:parent-style-name="Heading_20_6">
      <style:text-properties style:font-name="Liberation Serif" fo:font-size="10.5pt" style:font-size-asian="10.5pt" style:font-size-complex="10.5pt"/>
    </style:style>
    <style:style style:name="P5" style:family="paragraph" style:parent-style-name="Keyword">
      <style:text-properties style:font-name="Liberation Serif" officeooo:paragraph-rsid="00d01bdf"/>
    </style:style>
    <style:style style:name="P6" style:family="paragraph" style:parent-style-name="Abstract">
      <style:paragraph-properties fo:margin-top="0.1189in" fo:margin-bottom="0.1583in" style:contextual-spacing="false"/>
      <style:text-properties style:font-name="Liberation Serif" officeooo:rsid="00d01bdf" officeooo:paragraph-rsid="00e56230"/>
    </style:style>
    <style:style style:name="P7" style:family="paragraph" style:parent-style-name="Author">
      <style:paragraph-properties fo:margin-top="0in" fo:margin-bottom="0.2756in" style:contextual-spacing="true">
        <style:tab-stops/>
      </style:paragraph-properties>
      <style:text-properties style:font-name="Liberation Serif" officeooo:rsid="00d01bdf" officeooo:paragraph-rsid="00d01bdf"/>
    </style:style>
    <style:style style:name="P8" style:family="paragraph" style:parent-style-name="Author">
      <style:paragraph-properties fo:margin-top="0.1583in" fo:margin-bottom="0.4339in" style:contextual-spacing="true">
        <style:tab-stops/>
      </style:paragraph-properties>
      <style:text-properties style:font-name="Liberation Serif" fo:font-size="10.5pt" officeooo:rsid="00df7700" officeooo:paragraph-rsid="00df7700" fo:background-color="transparent" style:font-size-asian="10.5pt"/>
    </style:style>
    <style:style style:name="P9" style:family="paragraph" style:parent-style-name="Footnote">
      <style:text-properties officeooo:rsid="00da1581" officeooo:paragraph-rsid="00da1581"/>
    </style:style>
    <style:style style:name="P10" style:family="paragraph" style:parent-style-name="Footnote">
      <style:text-properties officeooo:rsid="00f27a21" officeooo:paragraph-rsid="00f27a21"/>
    </style:style>
    <style:style style:name="P11" style:family="paragraph" style:parent-style-name="Heading_20_1" style:master-page-name="Standard">
      <style:paragraph-properties style:page-number="auto"/>
      <style:text-properties style:font-name="Liberation Serif" officeooo:paragraph-rsid="00df7700"/>
    </style:style>
    <style:style style:name="P12" style:family="paragraph" style:parent-style-name="Heading_20_1">
      <style:paragraph-properties fo:margin-top="0.1165in" fo:margin-bottom="0in" style:contextual-spacing="false"/>
      <style:text-properties style:font-name="Liberation Serif"/>
    </style:style>
    <style:style style:name="P13" style:family="paragraph" style:parent-style-name="Heading_20_1">
      <style:paragraph-properties fo:margin-top="0in" fo:margin-bottom="0in" style:contextual-spacing="false" fo:line-height="100%"/>
      <style:text-properties style:font-name="Liberation Serif" officeooo:paragraph-rsid="00df7700"/>
    </style:style>
    <style:style style:name="P14" style:family="paragraph" style:parent-style-name="Heading_20_2">
      <style:text-properties style:font-name="Liberation Serif"/>
    </style:style>
    <style:style style:name="P15" style:family="paragraph" style:parent-style-name="Heading_20_2">
      <style:text-properties style:font-name="Liberation Serif" fo:font-size="13.3000001907349pt" fo:font-weight="bold" officeooo:rsid="00e31d70" officeooo:paragraph-rsid="00e31d70" style:font-name-asian="Droid Sans Fallback" style:font-size-asian="16.1000003814697pt" style:font-weight-asian="bold" style:font-name-complex="FreeSans" style:font-size-complex="16.1000003814697pt" style:font-weight-complex="normal"/>
    </style:style>
    <style:style style:name="P16" style:family="paragraph" style:parent-style-name="Heading_20_2">
      <style:text-properties style:font-name="Liberation Serif" fo:font-size="13.3000001907349pt" fo:font-weight="bold" officeooo:rsid="00e33fee" officeooo:paragraph-rsid="00e33fee" style:font-name-asian="Droid Sans Fallback" style:font-size-asian="16.1000003814697pt" style:font-weight-asian="bold" style:font-name-complex="FreeSans" style:font-size-complex="16.1000003814697pt" style:font-weight-complex="normal"/>
    </style:style>
    <style:style style:name="P17" style:family="paragraph" style:parent-style-name="Heading_20_2">
      <style:text-properties style:font-name="Liberation Serif" officeooo:rsid="00e33fee" officeooo:paragraph-rsid="00e33fee"/>
    </style:style>
    <style:style style:name="P18" style:family="paragraph" style:parent-style-name="Heading_20_3">
      <style:text-properties style:font-name="Liberation Serif"/>
    </style:style>
    <style:style style:name="P19" style:family="paragraph" style:parent-style-name="Heading_20_3">
      <style:text-properties style:font-name="Liberation Serif" fo:font-size="11.1999998092651pt" fo:font-weight="bold" officeooo:rsid="00e702e8" officeooo:paragraph-rsid="00e702e8" style:font-name-asian="Droid Sans Fallback" style:font-size-asian="14.1000003814697pt" style:font-weight-asian="bold" style:font-name-complex="FreeSans" style:font-size-complex="14.1000003814697pt" style:font-weight-complex="normal"/>
    </style:style>
    <style:style style:name="P20" style:family="paragraph" style:parent-style-name="Heading_20_3">
      <style:text-properties style:font-name="Liberation Serif" fo:font-size="11.1999998092651pt" fo:font-weight="bold" officeooo:rsid="00e8563b" officeooo:paragraph-rsid="00e8563b" style:font-name-asian="Droid Sans Fallback" style:font-size-asian="14.1000003814697pt" style:font-weight-asian="bold" style:font-name-complex="FreeSans" style:font-size-complex="14.1000003814697pt" style:font-weight-complex="normal"/>
    </style:style>
    <style:style style:name="P21" style:family="paragraph" style:parent-style-name="Heading_20_3">
      <style:text-properties style:font-name="Liberation Serif" fo:font-size="11.1999998092651pt" fo:font-weight="bold" officeooo:rsid="00f27a21" officeooo:paragraph-rsid="00f27a21" style:font-name-asian="Droid Sans Fallback" style:font-size-asian="14.1000003814697pt" style:font-weight-asian="bold" style:font-name-complex="FreeSans" style:font-size-complex="14.1000003814697pt" style:font-weight-complex="normal"/>
    </style:style>
    <style:style style:name="P22" style:family="paragraph" style:parent-style-name="Heading_20_3">
      <style:text-properties style:font-name="Liberation Serif" fo:font-size="11.1999998092651pt" officeooo:rsid="00ecc9ca" officeooo:paragraph-rsid="00ecc9ca" style:font-size-asian="14.1000003814697pt"/>
    </style:style>
    <style:style style:name="P23" style:family="paragraph" style:parent-style-name="Heading_20_3">
      <style:text-properties style:font-name="Liberation Serif" officeooo:rsid="00ecc9ca" officeooo:paragraph-rsid="00ecc9ca"/>
    </style:style>
    <style:style style:name="P24" style:family="paragraph" style:parent-style-name="Heading_20_3">
      <style:text-properties style:font-name="Liberation Serif" officeooo:rsid="00f27a21" officeooo:paragraph-rsid="00f27a21"/>
    </style:style>
    <style:style style:name="P25" style:family="paragraph" style:parent-style-name="Heading_20_3">
      <style:text-properties style:font-name="Liberation Serif" officeooo:rsid="00f50edd" officeooo:paragraph-rsid="00f50edd"/>
    </style:style>
    <style:style style:name="P26" style:family="paragraph" style:parent-style-name="Heading_20_3">
      <style:text-properties style:font-name="Liberation Serif" fo:font-size="11.1000003814697pt" style:font-size-asian="11.1000003814697pt" style:font-size-complex="11.1000003814697pt"/>
    </style:style>
    <style:style style:name="P27" style:family="paragraph" style:parent-style-name="Heading_20_3">
      <style:text-properties style:font-name="Liberation Serif" officeooo:paragraph-rsid="00fbc7ce"/>
    </style:style>
    <style:style style:name="P28" style:family="paragraph" style:parent-style-name="Heading_20_3">
      <style:text-properties style:font-name="Liberation Serif" fo:font-weight="bold" officeooo:paragraph-rsid="00fbc7ce" style:font-weight-asian="bold" style:font-weight-complex="bold"/>
    </style:style>
    <style:style style:name="P29" style:family="paragraph" style:parent-style-name="Heading_20_3">
      <style:text-properties officeooo:paragraph-rsid="00ecc9ca"/>
    </style:style>
    <style:style style:name="P30" style:family="paragraph" style:parent-style-name="Heading_20_9">
      <style:text-properties style:font-name="Liberation Serif" officeooo:rsid="00d20879" officeooo:paragraph-rsid="00d20879"/>
    </style:style>
    <style:style style:name="P31" style:family="paragraph" style:parent-style-name="Standard">
      <style:paragraph-properties fo:margin-left="0in" fo:margin-right="0in" fo:text-align="start" style:justify-single-word="false" fo:text-indent="0in" style:auto-text-indent="false"/>
      <style:text-properties style:font-name="Liberation Serif" officeooo:paragraph-rsid="00eda9f6"/>
    </style:style>
    <style:style style:name="P32" style:family="paragraph" style:parent-style-name="Table_20_Contents">
      <style:text-properties style:font-name="Liberation Serif" officeooo:rsid="00d20879" officeooo:paragraph-rsid="00d20879"/>
    </style:style>
    <style:style style:name="P33" style:family="paragraph" style:parent-style-name="Table_20_Contents">
      <style:text-properties style:font-name="Liberation Serif" officeooo:rsid="005e4981" officeooo:paragraph-rsid="005e4981"/>
    </style:style>
    <style:style style:name="P34" style:family="paragraph" style:parent-style-name="Table_20_Contents">
      <style:paragraph-properties fo:margin-left="0in" fo:margin-right="0in" fo:text-align="justify" style:justify-single-word="false" fo:text-indent="0in" style:auto-text-indent="false"/>
      <style:text-properties fo:font-weight="bold" officeooo:rsid="00eb9c81" officeooo:paragraph-rsid="00eb9c81" style:font-weight-asian="bold" style:font-weight-complex="bold"/>
    </style:style>
    <style:style style:name="P35" style:family="paragraph" style:parent-style-name="Table_20_Contents">
      <style:paragraph-properties fo:margin-left="0in" fo:margin-right="0in" fo:text-align="justify" style:justify-single-word="false" fo:text-indent="0in" style:auto-text-indent="false"/>
      <style:text-properties fo:font-style="normal" fo:font-weight="bold" officeooo:rsid="00eb9c81" officeooo:paragraph-rsid="00eb9c81" fo:background-color="#ffff00" style:font-style-asian="normal" style:font-weight-asian="bold" style:font-style-complex="normal" style:font-weight-complex="bold"/>
    </style:style>
    <style:style style:name="P36" style:family="paragraph" style:parent-style-name="Table_20_Contents">
      <style:paragraph-properties fo:margin-left="0in" fo:margin-right="0in" fo:text-align="center" style:justify-single-word="false" fo:text-indent="0in" style:auto-text-indent="false"/>
      <style:text-properties style:font-name="Liberation Serif" fo:font-weight="bold" officeooo:rsid="00ecc9ca" officeooo:paragraph-rsid="00ecc9ca" style:font-weight-asian="bold" style:font-weight-complex="bold"/>
    </style:style>
    <style:style style:name="P37" style:family="paragraph" style:parent-style-name="Table_20_Contents">
      <style:paragraph-properties fo:margin-left="0in" fo:margin-right="0in" fo:text-align="center" style:justify-single-word="false" fo:text-indent="0in" style:auto-text-indent="false"/>
      <style:text-properties style:font-name="Liberation Serif" fo:font-weight="bold" style:font-weight-asian="bold" style:font-weight-complex="bold"/>
    </style:style>
    <style:style style:name="P38" style:family="paragraph" style:parent-style-name="Table_20_Contents">
      <style:paragraph-properties fo:margin-left="0in" fo:margin-right="0in" fo:text-align="start" style:justify-single-word="false" fo:text-indent="0in" style:auto-text-indent="false"/>
      <style:text-properties style:font-name="Liberation Serif" officeooo:rsid="00ef7704" officeooo:paragraph-rsid="00ef7704"/>
    </style:style>
    <style:style style:name="P39" style:family="paragraph" style:parent-style-name="Table_20_Contents">
      <style:paragraph-properties fo:margin-left="0in" fo:margin-right="0in" fo:text-align="justify" style:justify-single-word="false" fo:text-indent="0in" style:auto-text-indent="false"/>
      <style:text-properties style:font-name="Liberation Serif" fo:font-size="9.19999980926514pt" officeooo:rsid="00f50edd" officeooo:paragraph-rsid="00f50edd" style:font-size-asian="9.19999980926514pt" style:font-size-complex="9.19999980926514pt"/>
    </style:style>
    <style:style style:name="P40" style:family="paragraph" style:parent-style-name="Text_20_body" style:list-style-name="L6">
      <style:paragraph-properties fo:line-height="100%"/>
      <style:text-properties style:font-name="Liberation Serif" fo:language="en" fo:country="US" officeooo:rsid="008e0e25" officeooo:paragraph-rsid="00c80570"/>
    </style:style>
    <style:style style:name="P41" style:family="paragraph" style:parent-style-name="Text_20_body" style:list-style-name="L6">
      <style:paragraph-properties fo:line-height="100%"/>
      <style:text-properties style:font-name="Liberation Serif" fo:language="en" fo:country="US" officeooo:rsid="00f9f17a" officeooo:paragraph-rsid="00f9f17a"/>
    </style:style>
    <style:style style:name="P42" style:family="paragraph" style:parent-style-name="Text_20_body">
      <style:text-properties style:font-name="Liberation Serif" officeooo:paragraph-rsid="00ca86db"/>
    </style:style>
    <style:style style:name="P43" style:family="paragraph" style:parent-style-name="Text_20_body" style:list-style-name="L3">
      <style:text-properties style:font-name="Liberation Serif" officeooo:rsid="00e702e8" officeooo:paragraph-rsid="00e8563b"/>
    </style:style>
    <style:style style:name="P44" style:family="paragraph" style:parent-style-name="Text_20_body">
      <style:paragraph-properties fo:line-height="100%"/>
      <style:text-properties style:font-name="Liberation Serif" fo:font-size="5pt" fo:language="en" fo:country="US" fo:font-weight="normal" officeooo:rsid="003ddd63" officeooo:paragraph-rsid="0038c772" style:font-size-asian="4.34999990463257pt" style:font-weight-asian="normal" style:font-size-complex="5pt" style:font-weight-complex="normal"/>
    </style:style>
    <style:style style:name="P45" style:family="paragraph" style:parent-style-name="Text_20_body" style:list-style-name="L7">
      <style:text-properties style:font-name="Liberation Serif" officeooo:rsid="00f9f17a" officeooo:paragraph-rsid="00f9f17a"/>
    </style:style>
    <style:style style:name="P46" style:family="paragraph" style:parent-style-name="Text_20_body">
      <style:text-properties style:font-name="Liberation Serif" fo:font-weight="bold" officeooo:paragraph-rsid="00ca86db" style:font-weight-asian="bold" style:font-weight-complex="bold"/>
    </style:style>
    <style:style style:name="P47" style:family="paragraph" style:parent-style-name="Text_20_body">
      <style:text-properties style:font-name="Liberation Serif" officeooo:paragraph-rsid="00fbc7ce"/>
    </style:style>
    <style:style style:name="P48" style:family="paragraph" style:parent-style-name="Text_20_body">
      <style:text-properties officeooo:paragraph-rsid="00e33fee"/>
    </style:style>
    <style:style style:name="P49" style:family="paragraph" style:parent-style-name="Text_20_body" style:list-style-name="L3">
      <style:text-properties officeooo:rsid="00e702e8" officeooo:paragraph-rsid="00e8563b"/>
    </style:style>
    <style:style style:name="P50" style:family="paragraph" style:parent-style-name="Text_20_body">
      <style:text-properties officeooo:paragraph-rsid="00e702e8"/>
    </style:style>
    <style:style style:name="P51" style:family="paragraph" style:parent-style-name="Text_20_body">
      <style:text-properties style:text-underline-style="solid" style:text-underline-width="auto" style:text-underline-color="font-color" fo:font-weight="bold" officeooo:rsid="00f50edd" officeooo:paragraph-rsid="00f50edd" style:font-weight-asian="bold" style:font-weight-complex="bold"/>
    </style:style>
    <style:style style:name="P52" style:family="paragraph" style:parent-style-name="Text_20_body">
      <style:text-properties officeooo:paragraph-rsid="00f50edd"/>
    </style:style>
    <style:style style:name="P53" style:family="paragraph" style:parent-style-name="Text_20_body">
      <style:paragraph-properties fo:margin-left="0in" fo:margin-right="0in" fo:line-height="100%" fo:text-indent="0in" style:auto-text-indent="false"/>
      <style:text-properties style:font-name="Liberation Serif" fo:language="en" fo:country="US" fo:font-weight="normal" officeooo:rsid="003ddd63" officeooo:paragraph-rsid="0038c772" style:font-weight-asian="normal" style:font-weight-complex="normal"/>
    </style:style>
    <style:style style:name="P54" style:family="paragraph" style:parent-style-name="Text_20_body">
      <style:paragraph-properties fo:margin-left="0in" fo:margin-right="0in" fo:text-indent="0in" style:auto-text-indent="false"/>
      <style:text-properties style:font-name="Liberation Serif" officeooo:rsid="0043cc06" officeooo:paragraph-rsid="00fbc7ce"/>
    </style:style>
    <style:style style:name="P55" style:family="paragraph" style:parent-style-name="Text_20_body">
      <style:paragraph-properties fo:margin-left="0in" fo:margin-right="0in" fo:text-indent="0in" style:auto-text-indent="false"/>
      <style:text-properties style:font-name="Liberation Serif" officeooo:rsid="003e695a" officeooo:paragraph-rsid="00f3e488"/>
    </style:style>
    <style:style style:name="P56" style:family="paragraph" style:parent-style-name="Text_20_body">
      <style:paragraph-properties fo:margin-left="0in" fo:margin-right="0in" fo:text-indent="0in" style:auto-text-indent="false"/>
      <style:text-properties style:font-name="Liberation Serif" officeooo:rsid="003e695a" officeooo:paragraph-rsid="00f7f228"/>
    </style:style>
    <style:style style:name="P57" style:family="paragraph" style:parent-style-name="Text_20_body">
      <style:paragraph-properties fo:margin-left="0in" fo:margin-right="0in" fo:text-indent="0in" style:auto-text-indent="false"/>
      <style:text-properties style:font-name="Liberation Serif" officeooo:paragraph-rsid="008f3aea"/>
    </style:style>
    <style:style style:name="P58" style:family="paragraph" style:parent-style-name="Text_20_body">
      <style:paragraph-properties fo:margin-left="0in" fo:margin-right="0in" fo:line-height="100%" fo:text-indent="0in" style:auto-text-indent="false"/>
      <style:text-properties style:font-name="Liberation Serif" fo:font-size="5pt" fo:language="en" fo:country="US" fo:font-weight="normal" officeooo:rsid="003ddd63" officeooo:paragraph-rsid="0038c772" style:font-size-asian="4.34999990463257pt" style:font-weight-asian="normal" style:font-size-complex="5pt" style:font-weight-complex="normal"/>
    </style:style>
    <style:style style:name="P59" style:family="paragraph" style:parent-style-name="Text_20_body">
      <style:paragraph-properties fo:margin-left="0in" fo:margin-right="0in" fo:text-indent="0in" style:auto-text-indent="false"/>
      <style:text-properties style:font-name="Liberation Serif" officeooo:paragraph-rsid="00ca86db"/>
    </style:style>
    <style:style style:name="P60" style:family="paragraph" style:parent-style-name="Text_20_body">
      <style:paragraph-properties fo:margin-left="0in" fo:margin-right="0in" fo:text-indent="0in" style:auto-text-indent="false"/>
      <style:text-properties style:font-name="Liberation Serif" officeooo:paragraph-rsid="00fbc7ce"/>
    </style:style>
    <style:style style:name="P61" style:family="paragraph" style:parent-style-name="Text_20_body">
      <style:paragraph-properties fo:margin-left="0in" fo:margin-right="0in" fo:text-indent="0in" style:auto-text-indent="false"/>
      <style:text-properties style:font-name="Liberation Serif" fo:font-weight="normal" officeooo:paragraph-rsid="00fbc7ce" style:font-weight-asian="normal" style:font-weight-complex="normal"/>
    </style:style>
    <style:style style:name="P62" style:family="paragraph" style:parent-style-name="Text_20_body">
      <style:paragraph-properties fo:margin-left="0in" fo:margin-right="0in" fo:text-indent="0in" style:auto-text-indent="false"/>
      <style:text-properties officeooo:rsid="00e33fee" officeooo:paragraph-rsid="00e33fee"/>
    </style:style>
    <style:style style:name="P63" style:family="paragraph" style:parent-style-name="Text_20_body">
      <style:paragraph-properties fo:margin-left="0in" fo:margin-right="0in" fo:text-indent="0in" style:auto-text-indent="false"/>
      <style:text-properties officeooo:paragraph-rsid="00e33fee"/>
    </style:style>
    <style:style style:name="P64" style:family="paragraph" style:parent-style-name="Text_20_body">
      <style:paragraph-properties fo:margin-left="0in" fo:margin-right="0in" fo:text-indent="0in" style:auto-text-indent="false"/>
      <style:text-properties officeooo:paragraph-rsid="00ecc9ca"/>
    </style:style>
    <style:style style:name="P65" style:family="paragraph" style:parent-style-name="Text_20_body">
      <style:paragraph-properties fo:margin-left="0in" fo:margin-right="0in" fo:text-indent="0in" style:auto-text-indent="false"/>
      <style:text-properties officeooo:rsid="00ef7704" officeooo:paragraph-rsid="00ef7704"/>
    </style:style>
    <style:style style:name="P66" style:family="paragraph" style:parent-style-name="Text_20_body">
      <style:paragraph-properties fo:margin-left="0in" fo:margin-right="0in" fo:text-indent="0in" style:auto-text-indent="false"/>
      <style:text-properties officeooo:paragraph-rsid="00f50edd"/>
    </style:style>
    <style:style style:name="P67" style:family="paragraph" style:parent-style-name="Text_20_body">
      <style:paragraph-properties fo:margin-left="0in" fo:margin-right="0in" fo:text-indent="0in" style:auto-text-indent="false"/>
      <style:text-properties officeooo:paragraph-rsid="00860c1f"/>
    </style:style>
    <style:style style:name="P68" style:family="paragraph" style:parent-style-name="Text_20_body">
      <style:paragraph-properties fo:margin-left="0in" fo:margin-right="0in" fo:text-indent="0in" style:auto-text-indent="false"/>
      <style:text-properties officeooo:rsid="00f27a21" officeooo:paragraph-rsid="00f27a21"/>
    </style:style>
    <style:style style:name="P69" style:family="paragraph" style:parent-style-name="Text_20_body">
      <style:paragraph-properties fo:margin-left="0in" fo:margin-right="0in" fo:text-indent="0in" style:auto-text-indent="false"/>
      <style:text-properties officeooo:rsid="00fb9da5" officeooo:paragraph-rsid="00fb9da5"/>
    </style:style>
    <style:style style:name="P70" style:family="paragraph" style:parent-style-name="Text_20_body" style:list-style-name="L5">
      <style:paragraph-properties fo:margin-left="0in" fo:margin-right="0in" fo:text-indent="0in" style:auto-text-indent="false"/>
      <style:text-properties officeooo:paragraph-rsid="00f19c2a"/>
    </style:style>
    <style:style style:name="P71" style:family="paragraph" style:parent-style-name="Text_20_body">
      <style:paragraph-properties fo:margin-left="0in" fo:margin-right="0in" fo:margin-top="0.0791in" fo:margin-bottom="0.0791in" style:contextual-spacing="false" fo:line-height="115%" fo:text-align="center" style:justify-single-word="false" fo:text-indent="0in" style:auto-text-indent="false"/>
      <style:text-properties style:text-underline-style="solid" style:text-underline-width="auto" style:text-underline-color="font-color" fo:font-weight="bold" officeooo:rsid="00ef7704" officeooo:paragraph-rsid="00ef7704" style:font-weight-asian="bold" style:font-weight-complex="bold"/>
    </style:style>
    <style:style style:name="P72" style:family="paragraph" style:parent-style-name="Text_20_body" style:list-style-name="L4">
      <style:paragraph-properties fo:margin-top="0in" fo:margin-bottom="0in" style:contextual-spacing="false" fo:line-height="100%"/>
      <style:text-properties fo:font-weight="bold" officeooo:rsid="00ef7704" officeooo:paragraph-rsid="00ef7704" style:font-weight-asian="bold" style:font-weight-complex="bold"/>
    </style:style>
    <style:style style:name="P73" style:family="paragraph" style:parent-style-name="Text_20_body" style:list-style-name="L4">
      <style:paragraph-properties fo:margin-top="0in" fo:margin-bottom="0in" style:contextual-spacing="false" fo:line-height="100%"/>
      <style:text-properties fo:font-weight="bold" officeooo:rsid="00f0dbea" officeooo:paragraph-rsid="00f0dbea" style:font-weight-asian="bold" style:font-weight-complex="bold"/>
    </style:style>
    <style:style style:name="P74" style:family="paragraph" style:parent-style-name="Text_20_body" style:list-style-name="L4">
      <style:paragraph-properties fo:margin-top="0in" fo:margin-bottom="0in" style:contextual-spacing="false" fo:line-height="100%"/>
      <style:text-properties fo:font-weight="bold" officeooo:rsid="00f19c2a" officeooo:paragraph-rsid="00f19c2a" style:font-weight-asian="bold" style:font-weight-complex="bold"/>
    </style:style>
    <style:style style:name="P75" style:family="paragraph" style:parent-style-name="Text_20_body">
      <style:paragraph-properties fo:margin-top="0in" fo:margin-bottom="0in" style:contextual-spacing="false" fo:line-height="100%"/>
      <style:text-properties fo:font-weight="bold" officeooo:rsid="00f19c2a" officeooo:paragraph-rsid="00f19c2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f600f1" style:font-weight-asian="bold" style:font-weight-complex="bold"/>
    </style:style>
    <style:style style:name="T3" style:family="text">
      <style:text-properties fo:font-weight="bold" style:font-name-asian="Droid Sans Fallback" style:font-weight-asian="bold" style:font-name-complex="FreeSans" style:font-size-complex="14.1000003814697pt" style:font-weight-complex="normal"/>
    </style:style>
    <style:style style:name="T4" style:family="text">
      <style:text-properties fo:font-weight="bold" officeooo:rsid="00f3e488" fo:background-color="#ffff00" loext:char-shading-value="0" style:font-weight-asian="bold" style:font-weight-complex="bold"/>
    </style:style>
    <style:style style:name="T5" style:family="text">
      <style:text-properties officeooo:rsid="007137be"/>
    </style:style>
    <style:style style:name="T6" style:family="text">
      <style:text-properties officeooo:rsid="00d20879"/>
    </style:style>
    <style:style style:name="T7" style:family="text">
      <style:text-properties officeooo:rsid="00679a02"/>
    </style:style>
    <style:style style:name="T8" style:family="text">
      <style:text-properties officeooo:rsid="00df7700"/>
    </style:style>
    <style:style style:name="T9" style:family="text">
      <style:text-properties fo:font-size="14pt" fo:font-style="italic" officeooo:rsid="00df7700" style:font-size-asian="14pt" style:font-style-asian="italic" style:font-size-complex="14pt" style:font-style-complex="italic"/>
    </style:style>
    <style:style style:name="T10" style:family="text">
      <style:text-properties fo:font-style="italic" style:font-style-asian="italic" style:font-style-complex="italic"/>
    </style:style>
    <style:style style:name="T11" style:family="text">
      <style:text-properties fo:font-style="italic" officeooo:rsid="00eb9c81"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fb9da5" style:font-style-asian="italic" style:font-weight-asian="bold" style:font-style-complex="italic" style:font-weight-complex="bold"/>
    </style:style>
    <style:style style:name="T14" style:family="text">
      <style:text-properties style:font-name="Liberation Serif"/>
    </style:style>
    <style:style style:name="T15" style:family="text">
      <style:text-properties style:font-name="Liberation Serif" fo:font-size="10.5pt" officeooo:rsid="00f19c2a" style:font-size-asian="10.5pt"/>
    </style:style>
    <style:style style:name="T16" style:family="text">
      <style:text-properties style:font-name="Liberation Serif" fo:font-size="10.5pt" fo:font-weight="normal" style:font-size-asian="10.5pt" style:font-weight-asian="normal" style:font-weight-complex="normal"/>
    </style:style>
    <style:style style:name="T17" style:family="text">
      <style:text-properties style:font-name="Liberation Serif" officeooo:rsid="00e33fee"/>
    </style:style>
    <style:style style:name="T18" style:family="text">
      <style:text-properties style:font-name="Liberation Serif" fo:font-size="11.1999998092651pt" fo:font-weight="bold" officeooo:rsid="00e702e8" style:font-name-asian="Droid Sans Fallback" style:font-size-asian="14.1000003814697pt" style:font-weight-asian="bold" style:font-name-complex="FreeSans" style:font-size-complex="14.1000003814697pt" style:font-weight-complex="normal"/>
    </style:style>
    <style:style style:name="T19" style:family="text">
      <style:text-properties style:font-name="Liberation Serif" fo:font-size="11.1999998092651pt" fo:font-weight="bold" officeooo:rsid="00ecc9ca" style:font-name-asian="Droid Sans Fallback" style:font-size-asian="14.1000003814697pt" style:font-weight-asian="bold" style:font-name-complex="FreeSans" style:font-size-complex="14.1000003814697pt" style:font-weight-complex="normal"/>
    </style:style>
    <style:style style:name="T20" style:family="text">
      <style:text-properties style:font-name="Liberation Serif" officeooo:rsid="00e56230"/>
    </style:style>
    <style:style style:name="T21" style:family="text">
      <style:text-properties style:font-name="Liberation Serif" fo:font-style="italic" officeooo:rsid="00e56230" style:font-style-asian="italic" style:font-style-complex="italic"/>
    </style:style>
    <style:style style:name="T22" style:family="text">
      <style:text-properties style:font-name="Liberation Serif" fo:font-style="italic" fo:font-weight="normal" style:font-style-asian="italic" style:font-weight-asian="normal" style:font-style-complex="italic" style:font-weight-complex="normal"/>
    </style:style>
    <style:style style:name="T23" style:family="text">
      <style:text-properties style:font-name="Liberation Serif" fo:font-style="normal" officeooo:rsid="00e56230" style:font-style-asian="normal" style:font-style-complex="normal"/>
    </style:style>
    <style:style style:name="T24" style:family="text">
      <style:text-properties style:font-name="Liberation Serif" fo:font-weight="normal" style:font-weight-asian="normal" style:font-weight-complex="normal"/>
    </style:style>
    <style:style style:name="T25" style:family="text">
      <style:text-properties style:font-name="Liberation Serif" officeooo:rsid="00ecc9ca"/>
    </style:style>
    <style:style style:name="T26" style:family="text">
      <style:text-properties style:font-name="Liberation Serif" officeooo:rsid="00f50edd"/>
    </style:style>
    <style:style style:name="T27" style:family="text">
      <style:text-properties style:font-name="Liberation Serif" style:text-underline-style="none"/>
    </style:style>
    <style:style style:name="T28" style:family="text">
      <style:text-properties style:font-name="Liberation Serif" officeooo:rsid="00f3e488"/>
    </style:style>
    <style:style style:name="T29" style:family="text">
      <style:text-properties style:font-name="Liberation Serif" fo:font-size="13.3000001907349pt" fo:font-weight="bold" style:font-name-asian="Droid Sans Fallback" style:font-size-asian="16.1000003814697pt" style:font-weight-asian="bold" style:font-name-complex="FreeSans" style:font-size-complex="16.1000003814697pt" style:font-weight-complex="normal"/>
    </style:style>
    <style:style style:name="T30" style:family="text">
      <style:text-properties style:font-name="Liberation Serif" fo:font-size="13.3000001907349pt" fo:font-weight="bold" officeooo:rsid="00e33fee" fo:background-color="#ffff00" loext:char-shading-value="0" style:font-name-asian="Droid Sans Fallback" style:font-size-asian="16.1000003814697pt" style:font-weight-asian="bold" style:font-name-complex="FreeSans" style:font-size-complex="16.1000003814697pt" style:font-weight-complex="normal"/>
    </style:style>
    <style:style style:name="T31" style:family="text">
      <style:text-properties style:font-name="Liberation Serif" fo:font-size="13.3000001907349pt" fo:font-weight="bold" fo:background-color="#ffff00" loext:char-shading-value="0" style:font-name-asian="Droid Sans Fallback" style:font-size-asian="16.1000003814697pt" style:font-weight-asian="bold" style:font-name-complex="FreeSans" style:font-size-complex="16.1000003814697pt" style:font-weight-complex="normal"/>
    </style:style>
    <style:style style:name="T32" style:family="text">
      <style:text-properties style:font-name="Liberation Serif" officeooo:rsid="00fb9da5"/>
    </style:style>
    <style:style style:name="T33" style:family="text">
      <style:text-properties style:font-name="Liberation Serif" officeooo:rsid="00f19c2a"/>
    </style:style>
    <style:style style:name="T34" style:family="text">
      <style:text-properties fo:font-size="10.5pt" fo:font-style="italic" officeooo:rsid="00e30302" fo:background-color="transparent" loext:char-shading-value="0" style:font-size-asian="10.5pt"/>
    </style:style>
    <style:style style:name="T35" style:family="text">
      <style:text-properties fo:font-size="10.5pt" fo:font-style="italic" officeooo:rsid="00e56230" fo:background-color="transparent" loext:char-shading-value="0" style:font-size-asian="10.5pt"/>
    </style:style>
    <style:style style:name="T36" style:family="text">
      <style:text-properties fo:font-size="10.5pt" style:font-size-asian="10.5pt"/>
    </style:style>
    <style:style style:name="T37" style:family="text">
      <style:text-properties fo:font-size="10.5pt" officeooo:rsid="00e31d70" style:font-size-asian="10.5pt"/>
    </style:style>
    <style:style style:name="T38" style:family="text">
      <style:text-properties fo:font-size="10.5pt" officeooo:rsid="00e8563b" style:font-size-asian="10.5pt"/>
    </style:style>
    <style:style style:name="T39" style:family="text">
      <style:text-properties fo:font-size="10.5pt" officeooo:rsid="00eb9c81" style:font-size-asian="10.5pt"/>
    </style:style>
    <style:style style:name="T40" style:family="text">
      <style:text-properties fo:font-size="10.5pt" officeooo:rsid="00ec350a" style:font-size-asian="10.5pt"/>
    </style:style>
    <style:style style:name="T41" style:family="text">
      <style:text-properties fo:font-size="10.5pt" officeooo:rsid="00ecc9ca" style:font-size-asian="10.5pt"/>
    </style:style>
    <style:style style:name="T42" style:family="text">
      <style:text-properties fo:font-size="10.5pt" officeooo:rsid="00f3e488" style:font-size-asian="10.5pt"/>
    </style:style>
    <style:style style:name="T43" style:family="text">
      <style:text-properties fo:font-size="10.5pt" officeooo:rsid="00fb9da5" style:font-size-asian="10.5pt"/>
    </style:style>
    <style:style style:name="T44" style:family="text">
      <style:text-properties fo:font-size="10.5pt" fo:font-weight="bold" officeooo:rsid="00f3e488" style:font-size-asian="10.5pt" style:font-weight-asian="bold" style:font-weight-complex="bold"/>
    </style:style>
    <style:style style:name="T45" style:family="text">
      <style:text-properties fo:font-size="9pt" officeooo:rsid="00df7700" fo:background-color="#ffff00" loext:char-shading-value="0" style:font-size-asian="9pt" style:font-size-complex="9pt"/>
    </style:style>
    <style:style style:name="T46" style:family="text">
      <style:text-properties officeooo:rsid="00e30302"/>
    </style:style>
    <style:style style:name="T47" style:family="text">
      <style:text-properties officeooo:rsid="00e31d70"/>
    </style:style>
    <style:style style:name="T48" style:family="text">
      <style:text-properties officeooo:rsid="00e3c43b"/>
    </style:style>
    <style:style style:name="T49" style:family="text">
      <style:text-properties style:font-name="Latin Modern Roman" fo:font-size="8pt" officeooo:rsid="00e3c43b" fo:background-color="#ffff00" loext:char-shading-value="0" style:font-size-asian="10pt" style:font-size-complex="10pt"/>
    </style:style>
    <style:style style:name="T50" style:family="text">
      <style:text-properties style:font-name="Latin Modern Roman" fo:font-size="11.1999998092651pt" fo:font-weight="bold" officeooo:rsid="00fbc7ce" style:font-name-asian="Droid Sans Fallback" style:font-size-asian="14.1000003814697pt" style:font-weight-asian="bold" style:font-name-complex="FreeSans" style:font-size-complex="14.1000003814697pt" style:font-weight-complex="normal"/>
    </style:style>
    <style:style style:name="T51" style:family="text">
      <style:text-properties fo:background-color="#ffff00" loext:char-shading-value="0"/>
    </style:style>
    <style:style style:name="T52" style:family="text">
      <style:text-properties officeooo:rsid="00e56230"/>
    </style:style>
    <style:style style:name="T53" style:family="text">
      <style:text-properties fo:font-style="normal" style:font-style-asian="normal" style:font-style-complex="normal"/>
    </style:style>
    <style:style style:name="T54" style:family="text">
      <style:text-properties officeooo:rsid="00e8563b"/>
    </style:style>
    <style:style style:name="T55" style:family="text">
      <style:text-properties officeooo:rsid="00ea558b"/>
    </style:style>
    <style:style style:name="T56" style:family="text">
      <style:text-properties officeooo:rsid="00eb059a"/>
    </style:style>
    <style:style style:name="T57" style:family="text">
      <style:text-properties officeooo:rsid="00eb9c81"/>
    </style:style>
    <style:style style:name="T58" style:family="text">
      <style:text-properties fo:font-weight="normal" officeooo:rsid="00f600f1" style:font-weight-asian="normal" style:font-weight-complex="normal"/>
    </style:style>
    <style:style style:name="T59" style:family="text">
      <style:text-properties officeooo:rsid="00ec350a"/>
    </style:style>
    <style:style style:name="T60" style:family="text">
      <style:text-properties officeooo:rsid="00ecc9ca"/>
    </style:style>
    <style:style style:name="T61" style:family="text">
      <style:text-properties officeooo:rsid="00eda9f6"/>
    </style:style>
    <style:style style:name="T62" style:family="text">
      <style:text-properties officeooo:rsid="00f3e488"/>
    </style:style>
    <style:style style:name="T63" style:family="text">
      <style:text-properties fo:font-size="11.1999998092651pt" fo:font-weight="bold" style:font-name-asian="Droid Sans Fallback" style:font-size-asian="14.1000003814697pt" style:font-weight-asian="bold" style:font-name-complex="FreeSans" style:font-size-complex="14.1000003814697pt" style:font-weight-complex="normal"/>
    </style:style>
    <style:style style:name="T64" style:family="text">
      <style:text-properties officeooo:rsid="00f600f1"/>
    </style:style>
    <style:style style:name="T65" style:family="text">
      <style:text-properties officeooo:rsid="00f62103"/>
    </style:style>
    <style:style style:name="T66" style:family="text">
      <style:text-properties officeooo:rsid="00f78101"/>
    </style:style>
    <style:style style:name="T67" style:family="text">
      <style:text-properties officeooo:rsid="00f9f17a"/>
    </style:style>
    <style:style style:name="T68" style:family="text">
      <style:text-properties officeooo:rsid="00eb059a" fo:background-color="#ffd7d7" loext:char-shading-value="0"/>
    </style:style>
    <style:style style:name="T69" style:family="text">
      <style:text-properties officeooo:rsid="00eb9c81" fo:background-color="transparent" loext:char-shading-value="0"/>
    </style:style>
    <style:style style:name="T70" style:family="text">
      <style:text-properties fo:background-color="transparent" loext:char-shading-value="0"/>
    </style:style>
    <style:style style:name="T71" style:family="text">
      <style:text-properties officeooo:rsid="00fb9da5"/>
    </style:style>
    <style:style style:name="T72" style:family="text">
      <style:text-properties officeooo:rsid="00fbc7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7">OctaDahlia: Twin Flowers of Time and Love</text:span></text:h>
      <text:h text:style-name="P13" text:outline-level="1"><text:span text:style-name="T9">A Working Implementation of the upOnly Mechanism</text:span><text:span text:style-name="T7"><text:note text:id="ftn1" text:note-class="footnote"><text:note-citation text:label=""></text:note-citation><text:note-body><text:p text:style-name="P3"/><text:p text:style-name="P3">To insert more footnotes symbols such as  you have to go on the top menu:<text:line-break/> Insert / Footnote and Endnote / Footnote or endnote and select the desired character</text:p></text:note-body></text:note></text:span></text:h>
      <text:p text:style-name="P8">Whitepaper v 1.0.1</text:p>
      <text:p text:style-name="P8"/>
      <text:p text:style-name="P7"><text:span text:style-name="T45">Cite Pseudonymous Author or Project and Link in Footnote</text:span><text:span text:style-name="T7"><text:note text:id="ftn2" text:note-class="footnote"><text:note-citation text:label="†">†</text:note-citation><text:note-body><text:p text:style-name="P2"><text:s/><text:span text:style-name="T49">Add the URL for author/project/whatnot cited in footnote here</text:span></text:p></text:note-body></text:note></text:span></text:p>
      <text:h text:style-name="P12" text:outline-level="1" text:is-list-header="true">Abstract</text:h>
      <text:p text:style-name="P6">A<text:span text:style-name="T8"> problem </text:span><text:span text:style-name="T46">encountered </text:span><text:span text:style-name="T34">consistently in modern </text:span><text:span text:style-name="T8">economies relates to the way individual actors’ relative power scales as their accumulated wealth increases. </text:span><text:span text:style-name="T46">I</text:span><text:span text:style-name="T8">t’s </text:span><text:span text:style-name="T34">expected</text:span><text:span text:style-name="T8"> that having a larger amount of money might give one person advantage over others in society. </text:span><text:span text:style-name="T46">However,</text:span><text:span text:style-name="T8"> it is unsustainable for our free market price discovery systems </text:span><text:span text:style-name="T46">and on-ramps to generate long-term wealth</text:span><text:span text:style-name="T8"> to favor a small number of already advantaged participants so disproportionately, </text:span><text:span text:style-name="T46">compared</text:span><text:span text:style-name="T8"> to the majority </text:span><text:span text:style-name="T46">of</text:span><text:span text:style-name="T8"> actors </text:span><text:span text:style-name="T46">in the market</text:span><text:span text:style-name="T8">. In this paper, we explore the problem of money’</text:span><text:span text:style-name="T46">s increasing “unfairness” as it’s become </text:span><text:span text:style-name="T35">abstracted away</text:span><text:span text:style-name="T46"> from its origins in </text:span><text:span text:style-name="T52">culturally</text:span><text:span text:style-name="T46"> situated value networks </text:span><text:span text:style-name="T52">into national promissory notes</text:span><text:span text:style-name="T46">. Touching briefly upon both contemporary cultural movements which correctly identified the rot at the heart of money, and predecessor protocols and mechanisms which pursued a vision of “the people’s money,” we proceed to outline the proposed solution of the upOnly market system. </text:span><text:span text:style-name="T35">W</text:span><text:span text:style-name="T46">e contrast upOnly market</text:span><text:span text:style-name="T52">s</text:span><text:span text:style-name="T46"> with traditional financial market</text:span><text:span text:style-name="T52">s</text:span><text:span text:style-name="T46"> across multiple axes, then defin</text:span><text:span text:style-name="T52">e</text:span><text:span text:style-name="T46"> initial implementation</text:span><text:span text:style-name="T52">s</text:span><text:span text:style-name="T46"> seen in the OctaDahlia and OctaLily systems on the public smart contract platforms Ethereum, Matic, and Binance, </text:span><text:span text:style-name="T48">conclud</text:span><text:span text:style-name="T52">ing</text:span><text:span text:style-name="T48"> with an exploration of the next steps and further research required to better establish the concepts within.</text:span></text:p>
      <text:p text:style-name="P5"><text:span text:style-name="T1">Keywords</text:span>: <text:span text:style-name="T37">Cryptoeconomics</text:span><text:span text:style-name="T5">, </text:span><text:span text:style-name="T37">reforming money</text:span><text:span text:style-name="T5">, </text:span><text:span text:style-name="T37">post-scarcity</text:span><text:span text:style-name="T5">, </text:span><text:span text:style-name="T47">blockchains, smart contract systems</text:span><text:span text:style-name="T5">.</text:span></text:p>
      <text:h text:style-name="P15" text:outline-level="2">Problem Statement</text:h>
      <text:p text:style-name="P67"><text:span text:style-name="T14">A problem encountered consistently in modern economies relates to the way individual actors’ relative power scales as their accumulated wealth increases. It’s expected that having a larger amount of money might give one person advantage over others in society. However, it is unsustainable for our free market price discovery systems and on-ramps to generate long-term wealth to favor a small number of already advantaged participants so disproportionately, compared to the majority of actors in the market. </text:span><text:span text:style-name="T20">With massive disparity growing between the wealthiest and most economically vulnerable members of society, combined with massive intentional inflation, it’s obvious at a higher level that money, in its present form, is </text:span><text:span text:style-name="T21">broken</text:span><text:span text:style-name="T23">.</text:span></text:p>
      <text:h text:style-name="P15" text:outline-level="2"><text:soft-page-break/>Background <text:span text:style-name="T67">(chisel to patch in lit)</text:span></text:h>
      <text:h text:style-name="P19" text:outline-level="3">Why Do We Identify Money As Broken?</text:h>
      <text:p text:style-name="P50"><text:span text:style-name="T18"/></text:p>
      <text:list xml:id="list575529615" text:style-name="L3">
        <text:list-item>
          <text:list>
            <text:list-item>
              <text:p text:style-name="P49"><text:span text:style-name="T14">First look to the history of financial crises (CITE) – note how well they match up to increasing attempts by small groups of actors to regulate, centralize, and control the exchange of value</text:span></text:p>
            </text:list-item>
            <text:list-item>
              <text:p text:style-name="P49"><text:span text:style-name="T14">In the present, we can observe the astonishing centralization of wealth into a few small set of hands. This is a self-replicating and cyclical process: once any given actor in the modern economy passes a certain threshold of accumulated wealth, their wealth will continue to grow as a matter of fact via undue influence and increasingly privileged access to wealth generation opportunities. (Much like how rich and famous actors receive an insane amount of freebies everywhere they go, in the hopes of them indirectly advertising for given brands)</text:span></text:p>
            </text:list-item>
            <text:list-item>
              <text:p text:style-name="P43">These incentive structures are warped and toxic for those who don’t directly benefit, which as the Occupy Wall Street social movement accurately identified, likely comprise at least 99% of the global population.</text:p>
            </text:list-item>
          </text:list>
        </text:list-item>
      </text:list>
      <text:h text:style-name="P21" text:outline-level="3">Bitcoin as the Forerunner for a People’s Money</text:h>
      <text:list xml:id="list180921819" text:style-name="L6">
        <text:list-item>
          <text:p text:style-name="P40"><text:s/><text:span text:style-name="T67">Identify cypherpunk foundations and values driving Bitcoin as a sovereign “people’s money” e.g. first Bitcoin block newspaper headline</text:span></text:p>
        </text:list-item>
        <text:list-item>
          <text:p text:style-name="P41">Touch on the technical forerunners Bitcoin was built on the shoulders of, and give high-level on the decentralized community adoption of Bitcoin that organically formed long-term value</text:p>
        </text:list-item>
        <text:list-item>
          <text:p text:style-name="P41">Where Bitcoin got stuck- inflation isn’t the only way that money is broken, and creating a truly scarce/fixed market cap money has led to a scarcity mindset and corresponding greed and adversarial behavior within the maximalist scene</text:p>
        </text:list-item>
      </text:list>
      <text:h text:style-name="P24" text:outline-level="3">Tokenization, Smart Contracts, “DeFi” and Warped Incentives</text:h>
      <text:list xml:id="list2464800042" text:style-name="L7">
        <text:list-item>
          <text:p text:style-name="P45">Lay the groundwork for Ethereum and smart contracts/ “world computer” style use of blockchain technologies</text:p>
        </text:list-item>
        <text:list-item>
          <text:p text:style-name="P45">Contrast bitcoin (digital gold) with “decentralized finance” (self-executing contract-based opt-in markets, usually speculative)</text:p>
        </text:list-item>
        <text:list-item>
          <text:p text:style-name="P45">Give coverage to some of the more interesting implementations so far, including Team Just FOMO3d game, but lay up the transition to solution by saying: why has no one really explored outside of the adversarial traditional modeling of traditional money and markets?</text:p>
        </text:list-item>
      </text:list>
      <text:h text:style-name="P15" text:outline-level="2">Solution</text:h>
      <text:h text:style-name="P20" text:outline-level="3">Introduction: The upOnly <text:span text:style-name="T62">Market Mechanism</text:span></text:h>
      <text:p text:style-name="P53">The upOnly market <text:span text:style-name="T38">mechanism</text:span> <text:span text:style-name="T38">combines</text:span> currently existing <text:span text:style-name="T54">concepts within the framework of a novel system design which</text:span> redistribute<text:span text:style-name="T55">s</text:span> the <text:span text:style-name="T55">incidental profits </text:span>of market activity to everyone involved in that market <text:span text:style-name="T10">perfectly equally</text:span> and <text:span text:style-name="T10">in real time</text:span>. <text:span text:style-name="T55">This is accomplished by using a</text:span> price <text:span text:style-name="T55">floor to</text:span> directly price the asset, and <text:span text:style-name="T55">then executing </text:span>a large burn-on transfer <text:span text:style-name="T55">in coordination with all market activity (buying and selling)</text:span> to increase the price floor. <text:span text:style-name="T56">[</text:span><text:span text:style-name="T68">Needs a bit more technical details/basics</text:span><text:span text:style-name="T56">]</text:span></text:p>
      <text:p text:style-name="P53"><text:soft-page-break/>Tokens that us<text:span text:style-name="T57">e</text:span> the upOnly mechanic can only go up in price, and can never decrease in value, due to the tokenomics design <text:span text:style-name="T57">employed</text:span>. <text:s/><text:span text:style-name="T39">T</text:span>he market price of the token <text:span text:style-name="T57">is locked</text:span> at its price floor, and a transfer fee in the form of a burn <text:span text:style-name="T57">is charged </text:span><text:span text:style-name="T69">upon every transaction</text:span><text:span text:style-name="T70">.</text:span> Th<text:span text:style-name="T57">us, the token</text:span> price at any given time is <text:span text:style-name="T39">solely</text:span> based <text:span text:style-name="T57">up</text:span>on the <text:span text:style-name="T1">ratio</text:span> of <text:span text:style-name="T10">current liquidity value</text:span> to the <text:span text:style-name="T10">number </text:span><text:span text:style-name="T11">of</text:span><text:span text:style-name="T10"> circulating tokens th</text:span><text:span text:style-name="T11">is</text:span><text:span text:style-name="T10"> value is backing:</text:span></text:p>
      <text:p text:style-name="P44"><text:span text:style-name="T10"/></text:p>
      <table:table table:name="Table2" table:style-name="Table2">
        <table:table-column table:style-name="Table2.A"/>
        <table:table-row table:style-name="TableLine2187614475072">
          <table:table-cell table:style-name="Table2.A1" office:value-type="string">
            <text:p text:style-name="P34"><text:s text:c="3"/><text:span text:style-name="T14">Real-Time Token Price </text:span><text:span text:style-name="T24"><text:s/>= </text:span><text:span text:style-name="T22">Current Liquidity Value / Total # of Circulating Tokens</text:span></text:p>
            <text:p text:style-name="P35"><text:span text:style-name="T24">would be good to give a couple example ratios here- maybe a starting ratio, an actor makes a single trade, resulting ratio</text:span></text:p>
          </table:table-cell>
        </table:table-row>
      </table:table>
      <text:p text:style-name="P58"/>
      <text:p text:style-name="P53">When a trade happens <text:span text:style-name="T57">(</text:span>buy or sel<text:span text:style-name="T57">l)</text:span> the ratio change <text:span text:style-name="T57">in token r</text:span>eserves <text:span text:style-name="T39">after</text:span> the <text:span text:style-name="T57">corresponding </text:span>burn causes the price to increase for everyone. Normally, to benefit of any market activity following a user’s entry, <text:span text:style-name="T59">only those who perform a trade after this point see profit in a tangible sense</text:span>. <text:span text:style-name="T40">In contrast, the upOnly mechanism</text:span> <text:span text:style-name="T40">equally</text:span> distributes gains from new users’ trad<text:span text:style-name="T59">es</text:span> to all current <text:span text:style-name="T59">token</text:span> holders, <text:span text:style-name="T59">making </text:span><text:span text:style-name="T40">its</text:span> risk model more direct <text:span text:style-name="T59">and </text:span>definable, <text:span text:style-name="T59">rather than</text:span> abstracted behind complex unnecessary equations.</text:p>
      <text:h text:style-name="P29" text:outline-level="3"><text:span text:style-name="T19">Utilizing an Innovative Token Burn Model</text:span></text:h>
      <text:p text:style-name="P57"><text:span text:style-name="T41">T</text:span>oken burns are <text:span text:style-name="T60">usually</text:span> <text:span text:style-name="T41">intended to</text:span> <text:span text:style-name="T41">move asset prices meaningfully,</text:span> but <text:span text:style-name="T41">most</text:span> only have that effect in an abstract <text:span text:style-name="T60">and unreliable </text:span>way. <text:s/>Depending on the implementation, the benefit from <text:span text:style-name="T41">such a</text:span> burn can be captured <text:span text:style-name="T60">more effectively </text:span>by <text:span text:style-name="T41">a</text:span> larger <text:span text:style-name="T60">group of market </text:span>participants. <text:span text:style-name="T41">Due to the upOnly mechanism’s deterministic pricing method</text:span>, the effects of the burn are directly reflected in the price after every trade <text:span text:style-name="T60">in a more reliable and universal fashion.</text:span></text:p>
      <text:p text:style-name="P57">The price of an upOnly token is based purely off of the ratio of the <text:span text:style-name="T60">two</text:span> assets <text:span text:style-name="T60">involved in trade</text:span>. Therefore, <text:span text:style-name="T41">th</text:span>e price of the asset <text:span text:style-name="T60">can only change based on a change in the ratio of those two numbers</text:span>. When a<text:span text:style-name="T60">ny market</text:span> transaction happens, the value of the liquidity increases by more than the value of the tokens being sold <text:span text:style-name="T60">(</text:span>the difference being the burn rat<text:span text:style-name="T60">e)</text:span>. That means the ratio change happens on a per-transaction bas<text:span text:style-name="T60">is</text:span> as a result of the burn. The <text:span text:style-name="T10">amount</text:span> of the resulting price increase depends on the size of the transaction compared to th<text:span text:style-name="T60">e total number of that asset still in circulation after the burn.</text:span></text:p>
      <text:h text:style-name="P22" text:outline-level="3"><text:span text:style-name="T3">Transforming the Base Structure of a Trade</text:span></text:h>
      <text:p text:style-name="P55"><text:span text:style-name="T42">In</text:span> general, <text:span text:style-name="T42">t</text:span>rading <text:span text:style-name="T62">involves taking </text:span>something you <text:span text:style-name="T62">already </text:span>have, and trad<text:span text:style-name="T62">ing </text:span>it for something else that <text:span text:style-name="T62">you expect</text:span> <text:span text:style-name="T42">will</text:span> increase in value more than <text:span text:style-name="T42">what you had before</text:span>. <text:span text:style-name="T42">A</text:span> significant <text:span text:style-name="T42">variety</text:span> of unknown factors effect <text:span text:style-name="T62">T</text:span>he risk you take with any given trade <text:span text:style-name="T62">is impacted by a significant variety of unknown factors, many of which can never be truly accounted for or calculated in a meaningful way</text:span>. </text:p>
      <text:p text:style-name="P55"><text:span text:style-name="T42">However,</text:span> by eliminating the effect off all external factors on our token and its pricing model, we can change the risk model. The fundamental exchange at the root of every trade is risking <text:span text:style-name="T42">some</text:span> value for the possib<text:span text:style-name="T62">ility</text:span> of receiving <text:span text:style-name="T42">greater</text:span> value back at a later time. <text:span text:style-name="T62">In pursuit of this, w</text:span>e want to calculate as much information as possible <text:span text:style-name="T62">in advance to </text:span>make the best decisions. </text:p>
      <text:p text:style-name="P56">In the upOnly token model, the risk <text:span text:style-name="T62">is always </text:span>fixed at <text:span text:style-name="T44">two</text:span><text:span text:style-name="T1"> burn fees:</text:span> <text:span text:style-name="T62">(one on buying the asset</text:span>, <text:span text:style-name="T42">the other</text:span> on sell<text:span text:style-name="T62">ing it). </text:span><text:span text:style-name="T42">V</text:span>olume <text:span text:style-name="T62">changes</text:span> that happened while you held the token will determine your final profit or loss. But your max loss is also the exact cost of participating, just 2 burn fees. <text:s/></text:p>
      <text:p text:style-name="P56"><text:span text:style-name="T62">[</text:span><text:span text:style-name="T4">VERY IMPORTANT- THIS NEEDS TO BE EXPLAINED MORE CLEARLY</text:span><text:span text:style-name="T62">]</text:span></text:p>
      <text:h text:style-name="P24" text:outline-level="3">Transforming Price Floors</text:h>
      <text:p text:style-name="P68"><text:span text:style-name="T14">Traditionally, a price floor is used to determine the lowest possible price of an asset, and can be evaluated by external parties like traders to determine how much risk they </text:span><text:soft-page-break/><text:span text:style-name="T14">might take on. Price floor information can also be used by a system itself to maximize the effects of the value it holds, releasing value back to the users when it gets trapped “below” the floor, and is no longer required to sustain full backing for the current market.</text:span><text:span text:style-name="T14"><text:note text:id="ftn0" text:note-class="footnote"><text:note-citation>1</text:note-citation><text:note-body><text:p text:style-name="P10">See Rootkit [<text:span text:style-name="T51">explain and link URL here</text:span>]</text:p></text:note-body></text:note></text:span><text:span text:style-name="T14"> </text:span><text:span text:style-name="T28">In contrast, t</text:span><text:span text:style-name="T14">he current price floor in an upOnly market is always the exact price of the asset. </text:span></text:p>
      <text:h text:style-name="P23" text:outline-level="3">Transforming Trading Dynamics: Legacy Markets vs. upOnly</text:h>
      <text:p text:style-name="P64"><text:span text:style-name="T25">On the surface it doesn’t seem that the overall process of making a trade changes at all as the actions taken are the same and the phases of the trade are identical. Due to second and third order effects of the new pricing model the market processes trades quite differently in the background. As a result the thought process and considerations the of the trader are different in every phase of the trade:</text:span></text:p>
      <text:p text:style-name="P71"><text:span text:style-name="T25">T</text:span><text:span text:style-name="T14">he Five Phases of a Trade</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2187928942464">
          <table:table-cell table:style-name="Table3.A1" office:value-type="string">
            <text:p text:style-name="P37">1 – Before</text:p>
          </table:table-cell>
          <table:table-cell table:style-name="Table3.A1" office:value-type="string">
            <text:p text:style-name="P37">2 – Open<text:span text:style-name="T60">ing</text:span></text:p>
          </table:table-cell>
          <table:table-cell table:style-name="Table3.A1" office:value-type="string">
            <text:p text:style-name="P36">3 – Holding</text:p>
          </table:table-cell>
          <table:table-cell table:style-name="Table3.A1" office:value-type="string">
            <text:p text:style-name="P36">4 – Closing</text:p>
          </table:table-cell>
          <table:table-cell table:style-name="Table3.E1" office:value-type="string">
            <text:p text:style-name="P36">5 – After </text:p>
          </table:table-cell>
        </table:table-row>
        <table:table-row table:style-name="Table3.2">
          <table:table-cell table:style-name="Table3.A2" office:value-type="string">
            <text:p text:style-name="P31"><text:span text:style-name="T61">T</text:span>he time between market creation and the user’s entry to the trade</text:p>
          </table:table-cell>
          <table:table-cell table:style-name="Table3.A2" office:value-type="string">
            <text:p text:style-name="P38">The exact moment in time the trade is opened</text:p>
          </table:table-cell>
          <table:table-cell table:style-name="Table3.A2" office:value-type="string">
            <text:p text:style-name="P38">The time the user holds the asset being traded</text:p>
          </table:table-cell>
          <table:table-cell table:style-name="Table3.A2" office:value-type="string">
            <text:p text:style-name="P38">The exact moment in time the trade is closed</text:p>
          </table:table-cell>
          <table:table-cell table:style-name="Table3.E2" office:value-type="string">
            <text:p text:style-name="P38">The time after the trade is closed, up to the present</text:p>
          </table:table-cell>
        </table:table-row>
      </table:table>
      <text:p text:style-name="P64"><text:span text:style-name="T25"/></text:p>
      <text:p text:style-name="P65"><text:span text:style-name="T25">T</text:span><text:span text:style-name="T14">he most significant changes upOnly presents for each of these phases are as follows:</text:span></text:p>
      <text:list xml:id="list13494394" text:style-name="L4">
        <text:list-item>
          <text:p text:style-name="P72"><text:span text:style-name="T14">Before the Trade</text:span><text:span text:style-name="T24">:</text:span></text:p>
          <text:list>
            <text:list-item>
              <text:p text:style-name="P72"><text:span text:style-name="T24">the data available to traders is more complete, and can be used to calculate exact scenarios;</text:span></text:p>
            </text:list-item>
            <text:list-item>
              <text:p text:style-name="P72"><text:span text:style-name="T24">concerns about the market being over-extended in either direction are removed by the transparency of all necessary data.</text:span></text:p>
            </text:list-item>
          </text:list>
        </text:list-item>
        <text:list-item>
          <text:p text:style-name="P73"><text:span text:style-name="T14">Opening the Trade:</text:span></text:p>
          <text:list>
            <text:list-item>
              <text:p text:style-name="P73"><text:span text:style-name="T24">users’ exact entry prices </text:span><text:span text:style-name="T16">are</text:span><text:span text:style-name="T24"> no longer significant factors for consideration.</text:span></text:p>
            </text:list-item>
          </text:list>
        </text:list-item>
        <text:list-item>
          <text:p text:style-name="P73"><text:span text:style-name="T14">Holding the Asset:</text:span></text:p>
          <text:list>
            <text:list-item>
              <text:p text:style-name="P73"><text:span text:style-name="T24">users no longer need to maintain vigilance in order to exit swiftly when the price is higher; </text:span></text:p>
            </text:list-item>
            <text:list-item>
              <text:p text:style-name="P73"><text:span text:style-name="T24">the age-old challenge of “timing the market” (the most stressful component of trading, and particularly difficult for newer traders) is made irrelevant, as there is no chance of getting less by selling at a later date.</text:span></text:p>
            </text:list-item>
          </text:list>
        </text:list-item>
        <text:list-item>
          <text:p text:style-name="P73"><text:span text:style-name="T14">Closing the Trade:</text:span></text:p>
          <text:list>
            <text:list-item>
              <text:p text:style-name="P73"><text:span text:style-name="T24">rather than trying to exit at a specific “right time,” a trader needs to wait until enough time has passed to exit.</text:span></text:p>
            </text:list-item>
          </text:list>
        </text:list-item>
        <text:list-item>
          <text:p text:style-name="P73"><text:span text:style-name="T14">After the Trade:</text:span></text:p>
          <text:list>
            <text:list-item>
              <text:p text:style-name="P74"><text:span text:style-name="T24">all positions are exited at the asset’s all-time high;</text:span></text:p>
            </text:list-item>
            <text:list-item>
              <text:p text:style-name="P74"><text:span text:style-name="T24">when considering how the trade was executed, and its results, any mistakes can be pinpointed exactly and analyzed more accurately.</text:span></text:p>
            </text:list-item>
          </text:list>
        </text:list-item>
      </text:list>
      <text:p text:style-name="P75"><text:span text:style-name="T24"/></text:p>
      <text:p text:style-name="P75"><text:span text:style-name="T24"/></text:p>
      <text:p text:style-name="P75"><text:span text:style-name="T24"/></text:p>
      <text:h text:style-name="P25" text:outline-level="3"><text:soft-page-break/><text:span text:style-name="T63">Transforming Overall</text:span> Market Dynamics: Legacy vs. upOnly</text:h>
      <text:p text:style-name="P52"><text:span text:style-name="T26"/></text:p>
      <text:p text:style-name="P51"><text:span text:style-name="T27"><text:tab/> <text:s text:c="5"/></text:span><text:span text:style-name="T26">L</text:span><text:span text:style-name="T14">egacy Markets</text:span><text:span text:style-name="T27"><text:tab/><text:tab/><text:tab/> <text:s text:c="9"/></text:span><text:span text:style-name="T14">upOnly Markets</text:span></text:p>
      <table:table table:name="Table4" table:style-name="Table4">
        <table:table-column table:style-name="Table4.A"/>
        <table:table-column table:style-name="Table4.B"/>
        <table:table-row table:style-name="Table4.1">
          <table:table-cell table:style-name="Table4.A1" office:value-type="string">
            <text:p text:style-name="P39">1. Exact timing of entry and exit points are the factors with the biggest impact on a trade’s profit or loss.</text:p>
          </table:table-cell>
          <table:table-cell table:style-name="Table4.B1" office:value-type="string">
            <text:p text:style-name="P39">1. The length of time a position is held and the volume changes in that period have the biggest impact on a trade’s profit or loss.</text:p>
          </table:table-cell>
        </table:table-row>
        <table:table-row table:style-name="Table4.1">
          <table:table-cell table:style-name="Table4.A2" office:value-type="string">
            <text:p text:style-name="P39">2. The potential resulting profit or loss from closing a trade changes with every other trade executed in the market.</text:p>
          </table:table-cell>
          <table:table-cell table:style-name="Table4.B2" office:value-type="string">
            <text:p text:style-name="P39">2. The potential resulting profit or loss from a trade<text:span text:style-name="T10"> goes up</text:span><text:span text:style-name="T53"> with every other trade in the market.</text:span><text:span text:style-name="T10"> </text:span></text:p>
          </table:table-cell>
        </table:table-row>
        <table:table-row table:style-name="Table4.1">
          <table:table-cell table:style-name="Table4.A2" office:value-type="string">
            <text:p text:style-name="P39">3. The most recent trade of a small amount determines the price of all amounts. </text:p>
          </table:table-cell>
          <table:table-cell table:style-name="Table4.B2" office:value-type="string">
            <text:p text:style-name="P39">3. The reserve value backing the asset determines its fixed price for everyone.</text:p>
          </table:table-cell>
        </table:table-row>
        <table:table-row table:style-name="Table4.1">
          <table:table-cell table:style-name="Table4.A2" office:value-type="string">
            <text:p text:style-name="P39">4. Influxes of volume caused by external factors (e.g. good news, FUD) cause price swings which opens up large value to capture by whales and market-makers.</text:p>
          </table:table-cell>
          <table:table-cell table:style-name="Table4.B2" office:value-type="string">
            <text:p text:style-name="P39">4. Influxes of volume caused by external factors have an equally positive effect on every asset unit held in the market, instead of inviting value capture.</text:p>
          </table:table-cell>
        </table:table-row>
        <table:table-row table:style-name="Table4.1">
          <table:table-cell table:style-name="Table4.A2" office:value-type="string">
            <text:p text:style-name="P39">5. Coordinated groups of people can pump the price of an asset then unwind their positions into new users before letting the price fall back down.</text:p>
          </table:table-cell>
          <table:table-cell table:style-name="Table4.B2" office:value-type="string">
            <text:p text:style-name="P39">5. An asset’s price is fixed and can only move in one direction, evading manipulation on a micro-timescale. Any participation in the market has equal impact.</text:p>
          </table:table-cell>
        </table:table-row>
        <table:table-row table:style-name="Table4.1">
          <table:table-cell table:style-name="Table4.A2" office:value-type="string">
            <text:p text:style-name="P39">6. The effect each trade has on the holdings of all other users is abstract and impossible to calculate.</text:p>
          </table:table-cell>
          <table:table-cell table:style-name="Table4.B2" office:value-type="string">
            <text:p text:style-name="P39">6. The effect each trade has on the holdings of all other users is transparent and simple to calculate.</text:p>
          </table:table-cell>
        </table:table-row>
        <table:table-row table:style-name="Table4.1">
          <table:table-cell table:style-name="Table4.A2" office:value-type="string">
            <text:p text:style-name="P39">7. Selling makes the price of an asset go down.</text:p>
          </table:table-cell>
          <table:table-cell table:style-name="Table4.B2" office:value-type="string">
            <text:p text:style-name="P39">7. Selling makes the price of the asset go up (slightly more than buying).</text:p>
          </table:table-cell>
        </table:table-row>
        <table:table-row table:style-name="Table4.1">
          <table:table-cell table:style-name="Table4.A2" office:value-type="string">
            <text:p text:style-name="P39">8. The emotional effect of a trade being in a high amount of profit or loss can impact decision-making when the amounts go outside value amounts the user is comfortable with.</text:p>
          </table:table-cell>
          <table:table-cell table:style-name="Table4.B2" office:value-type="string">
            <text:p text:style-name="P39">8. Price increases are linear and slower, removing the possibility of surprise events that can bring unfamiliar emotions and reduced decision-making efficacy.</text:p>
          </table:table-cell>
        </table:table-row>
        <table:table-row table:style-name="Table4.1">
          <table:table-cell table:style-name="Table4.A2" office:value-type="string">
            <text:p text:style-name="P39">9. All the user’s funds are at risk of loss at all times while the trade is open.</text:p>
          </table:table-cell>
          <table:table-cell table:style-name="Table4.B2" office:value-type="string">
            <text:p text:style-name="P39">9. <text:span text:style-name="T64">Loss is limited to </text:span><text:span text:style-name="T2">two burn fees</text:span><text:span text:style-name="T58"> (entry fee and exit fee).</text:span></text:p>
          </table:table-cell>
        </table:table-row>
        <table:table-row table:style-name="Table4.1">
          <table:table-cell table:style-name="Table4.A2" office:value-type="string">
            <text:p text:style-name="P39">10. Risk calculations require assumptions and proper execution of an exit plan.</text:p>
          </table:table-cell>
          <table:table-cell table:style-name="Table4.B2" office:value-type="string">
            <text:p text:style-name="P39">10. <text:span text:style-name="T65">Risk can be fully calculated; after the chosen conditions are met, the price can never go back down.</text:span></text:p>
          </table:table-cell>
        </table:table-row>
        <table:table-row table:style-name="Table4.1">
          <table:table-cell table:style-name="Table4.A2" office:value-type="string">
            <text:p text:style-name="P39">11. The current price represents the value that a user would get if they sell right now.</text:p>
          </table:table-cell>
          <table:table-cell table:style-name="Table4.B2" office:value-type="string">
            <text:p text:style-name="P39">11. <text:span text:style-name="T65">The current price represents the value a user would get if they sell now, as well as the minimum value if they sell at any point in the future.</text:span></text:p>
          </table:table-cell>
        </table:table-row>
        <table:table-row table:style-name="Table4.1">
          <table:table-cell table:style-name="Table4.A2" office:value-type="string">
            <text:p text:style-name="P39">12. Users with larger amounts of value have disproportionate power over the price of an asset.</text:p>
          </table:table-cell>
          <table:table-cell table:style-name="Table4.B2" office:value-type="string">
            <text:p text:style-name="P39">12. <text:span text:style-name="T65">Larger value amounts have a larger positive effect for everyone.</text:span></text:p>
          </table:table-cell>
        </table:table-row>
        <table:table-row table:style-name="Table4.1">
          <table:table-cell table:style-name="Table4.A2" office:value-type="string">
            <text:p text:style-name="P39">13. Users with larger amounts of value have more to gain by constantly watching their trade to get a better exit price.</text:p>
          </table:table-cell>
          <table:table-cell table:style-name="Table4.B2" office:value-type="string">
            <text:p text:style-name="P39">13. <text:span text:style-name="T65">Selling later always results in higher gains, so watching a trade constantly has no benefit.</text:span></text:p>
          </table:table-cell>
        </table:table-row>
        <table:table-row table:style-name="Table4.1">
          <table:table-cell table:style-name="Table4.A2" office:value-type="string">
            <text:p text:style-name="P39">14. The market is adversarial and its competitive nature reduces overall potential gains, giving more gains to the people who need them less.</text:p>
          </table:table-cell>
          <table:table-cell table:style-name="Table4.B2" office:value-type="string">
            <text:p text:style-name="P39">14. <text:span text:style-name="T66">The market is cooperative and distributes all market gains to all users equally, removing the advantage gained by behaving competitively.</text:span></text:p>
          </table:table-cell>
        </table:table-row>
        <table:table-row table:style-name="Table4.1">
          <table:table-cell table:style-name="Table4.A2" office:value-type="string">
            <text:p text:style-name="P39">15. The state of an open trade can alternate between profit and loss due to price fluctuations and market volatility.</text:p>
          </table:table-cell>
          <table:table-cell table:style-name="Table4.B2" office:value-type="string">
            <text:p text:style-name="P39">15. <text:span text:style-name="T66">Once a trade is in profit that can never change: the profit can only increase with time.</text:span></text:p>
          </table:table-cell>
        </table:table-row>
        <table:table-row table:style-name="Table4.1">
          <table:table-cell table:style-name="Table4.A2" office:value-type="string">
            <text:p text:style-name="P39">16. Moving a trade into profit requires new users to buy.</text:p>
          </table:table-cell>
          <table:table-cell table:style-name="Table4.B2" office:value-type="string">
            <text:p text:style-name="P39">16. <text:span text:style-name="T66">Moving a trade into profit requires either existing users to sell, or new users to buy.</text:span></text:p>
          </table:table-cell>
        </table:table-row>
        <table:table-row table:style-name="Table4.1">
          <table:table-cell table:style-name="Table4.A2" office:value-type="string">
            <text:p text:style-name="P39">17. The price of an asset can over-extend, requiring correction usually by leaking value to the most active users.</text:p>
          </table:table-cell>
          <table:table-cell table:style-name="Table4.B2" office:value-type="string">
            <text:p text:style-name="P39">17. <text:span text:style-name="T66">The price is always accurate and cannot over-extend in either direction.</text:span></text:p>
          </table:table-cell>
        </table:table-row>
      </table:table>
      <text:p text:style-name="P66"><text:span text:style-name="T26"/></text:p>
      <text:h text:style-name="P16" text:outline-level="2"><text:soft-page-break/>Existing Implementations</text:h>
      <text:p text:style-name="P69"><text:span text:style-name="T29">(</text:span><text:span text:style-name="T30">E</text:span><text:span text:style-name="T31">d Note: not properly copyedited/filled in from voice notes, from here onward</text:span><text:span text:style-name="T29">)</text:span></text:p>
      <text:h text:style-name="P18" text:outline-level="3">OctaDahlia #02 implementation details – Current Release</text:h>
      <text:p text:style-name="P59">The main goal of this implementation is to achieve uniswapV2 comparability, people are (understandably) hesitant to try things that don’t have “proper” listings or appear on charting sites. In the interest of fund safety and due to difficult to circumvent factors in the uniswap pair contract, each OcDa must have either a twin flower that adjusts its price or something automated like a keeper to adjust when needed. This implementation focuses on keeping gas costs as low ans possible and the trusted price balancing function is the only way to adjust the market.</text:p>
      <text:p text:style-name="P59">Because the upOnly model uses a specific pricing system for buying and selling we need to override the pricing system in Uniswap. </text:p>
      <text:h text:style-name="P26" text:outline-level="3">Overriding the existing Uniswap pricing model</text:h>
      <text:p text:style-name="P59">Uniswap uses a very straightforward equation and compares the 2 balances in the trading pair contract to determine the current market price of the token.(2. Uniswap) In times of high volume this can change by large amounts in either direction very quickly as the reserves of the pair change, this change is also amplified by lower amounts of liquidity. We use the exact same equation but apply it to different system variables. Instead of liqA / liqB its liqA / circulatingSupplyB. Once our true price has been determined by the equation the pool price can be set to match through various means, this depends on the implementation and platform.</text:p>
      <text:p text:style-name="P59">We use 2 new mechanics to keep the market price of the uniswap pool where we want it. These 2 new mechanics are the Dynamically Adjusted Burn (DAB) and Dynamically Adjusted Liquidity (DAL). </text:p>
      <text:h text:style-name="P4" text:outline-level="6"><text:span text:style-name="T71">i. </text:span>Dynamically Adjusted Burn (DAB)</text:h>
      <text:p text:style-name="P59">Every market trade will move the price higher or lower than the true price of the asset. If the pool price is only different from the true price by a small amount, the dynamic burn will apply the correct burn % to the transaction so the resulting total burn is equal to what it should have been based on the true price.</text:p>
      <text:p text:style-name="P59">What this means that if the pool price is higher than the true price from a trend of buying, users who buy will have a smaller burn applied. If the true price is 10% lower than the true price this means the pool trading pool is giving a worse deal to users than they should get. In this case the burn is reduced by 10%, counter balancing the price difference. </text:p>
      <text:p text:style-name="P59">Similarly users selling when the true price is above the market price will have an increased burn rate compensate for the difference and ensure the system doesn’t leak value. If the true price is 10% higher than the pool it means the trading pool is giving a better deal that it should. Here the users would have an additional 10% applied to the burn so the end result is the same as if the user paid the full price with the normal burn percent.</text:p>
      <text:p text:style-name="P59"><text:span text:style-name="T13">ii. </text:span><text:span text:style-name="T12">Dynamically Adjusted Liquidity (DAL)</text:span></text:p>
      <text:p text:style-name="P59">The true price of the asset is based on the circulating supply and the current liquidity value. If the pool price and true price drift too far apart for the burn to counter the difference a liquidity <text:s/>adjustment will occur and set the price in the pool to the exact price it should be. This mechanic should be considered extremely dangerous and any token using this or similar should proceed with extreme caution. This function changes the token supply in the pair contract via direct minting and burning. Developers should not <text:soft-page-break/>even consider using the mechanic without an extremely deep understanding of the Uniswapv2 system and the exact inner functionality of a swap. </text:p>
      <text:p text:style-name="P59">The process is extremely straightforward and no math is required to determine the amount of tokens that should be in the pool. We simply set the balance of the pool to be exactly the same as the circulating supply. </text:p>
      <text:p text:style-name="P42"/>
      <text:p text:style-name="P46">Tokens in pool = total supply – tokens in pool</text:p>
      <text:p text:style-name="P42"/>
      <text:p text:style-name="P59">We only do this from a trusted balancer contract, because a lot of safety implications <text:span text:style-name="T71">arise </text:span>with mining and burning supply directly in <text:span text:style-name="T43">this</text:span> automated fashion.</text:p>
      <text:h text:style-name="P14" text:outline-level="2">Conclusion</text:h>
      <text:list xml:id="list1468081724" text:style-name="L5">
        <text:list-header>
          <text:p text:style-name="P70"><text:span text:style-name="T33">In traditional markets, when a trader assessed the result of a closed trade, there would always remain a large and abstract list of things they could have done differently at different times to potentially increase profit. Precision of such “rearview” analysis, in the pursuit of general learning and increased effectiveness, has been absent until now. </text:span><text:span text:style-name="T15">UpOnly markets, with the simplicity, transparency, and verifiability of their available data, may allow modern traders to identify exact acts which could have been taken, and derive enhanced models for understanding and modeling these markets overall.</text:span></text:p>
        </text:list-header>
      </text:list>
      <text:h text:style-name="P28" text:outline-level="3">Defining Risk in Legacy Markets</text:h>
      <text:p text:style-name="P61">A risk model is a trading tool and that can be used to help determine if a trades entry and exit points are good or not. The problem is the future cant be predicted and there is no assurance you get your planned exit. Furthermore, outside factors beyond your control or outside of your knowledge / information sphere can shape your future decisions rendering the calculation obsolete. Properly tracking the risk your currently taking on with any given trade compared to what you want in an understandable and clear way is nearly impossible. This is a natural by product of the way we currently derive prices from only the most recent of market activity which I openly declare was broken by designed at its core and intended to act as a value extraction tool in the hands of its controllers.</text:p>
      <text:h text:style-name="P27" text:outline-level="3">Defining Risk in upOnly markets</text:h>
      <text:p text:style-name="P60">The risk taken by owning an upOnly token is very direct and calculable</text:p>
      <text:p text:style-name="P47">- you pay the burn once when you buy</text:p>
      <text:p text:style-name="P47">- while you told the token it goes up as people buy and sell</text:p>
      <text:p text:style-name="P47">- you pay the burn again when you sell</text:p>
      <text:p text:style-name="P60">Instead of needing to time your exit, the amount gained is now linear and goes up with every trade that happens while you help the token. Each active trade in the market should bring the market some sort of benefit, and each people in that market should be receiving the benefit. This is currently the case but most of the benefit from market activity is captured by market makers and large participants through vol<text:span text:style-name="T71">a</text:span>tility. The upOnly system distributes the full benefit of all market activity perfectly across all current holders.</text:p>
      <text:p text:style-name="P60"><text:span text:style-name="T71">i. </text:span><text:span text:style-name="T12">The Old: Market Recent Trading Activity CHANGES the prices</text:span></text:p>
      <text:p text:style-name="P60">In traditional markets the standard pricing mechanism is to allow semi-open trading between parties fully external to the system and price of the most recent trade is considered the market price. This system allows some beneficial external forces to effect the market price, possibly increasing its accuracy in preforming its primary function, expressing the will of its participants through numbers. Unfortunately this allows a disproportionately large amount of negative external forces to effect the price. Common to <text:soft-page-break/>all markets is the same types of price manipulation and FUD, often by the largest market participants or the trading platforms themselves. </text:p>
      <text:p text:style-name="P60"><text:span text:style-name="T71">ii. </text:span><text:span text:style-name="T12">The New: Current Market State DETERMINES Price - duplicated</text:span></text:p>
      <text:p text:style-name="P54">To counter the possible negative effects of letting externals factors influence the value of our market we completely restrict the pricing mechanism to internal factors, deriving it directly from the liquidity value and the circulating supply. </text:p>
      <text:h text:style-name="P17" text:outline-level="2">References – <text:span text:style-name="T71">chisel todo</text:span></text:h>
      <text:p text:style-name="P62"><text:span text:style-name="T17"/></text:p>
      <text:h text:style-name="P17" text:outline-level="2">Appendices – <text:span text:style-name="T71">chisel todo</text:span></text:h>
      <text:p text:style-name="P48"><text:span text:style-name="T17"/></text:p>
      <text:p text:style-name="P63"><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10 Regular"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1" svg:font-family="'Latin Modern Roman'" style:font-pitch="variable"/>
    <style:font-face style:name="Latin Modern Roman" svg:font-family="'Latin Modern Roman'" style:font-adornments="10 Regular" style:font-pitch="variable"/>
    <style:font-face style:name="Century" svg:font-family="Century"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0783in" style:contextual-spacing="false" fo:line-height="90%" fo:hyphenation-ladder-count="no-limit" fo:text-indent="0.3937in" style:auto-text-indent="false" style:page-number="auto"/>
      <style:text-properties style:font-name="Latin Modern Roman" fo:font-family="'Latin Modern Roman'" style:font-style-name="10 Regular"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atin Modern Roman" fo:font-family="'Latin Modern Roman'" style:font-style-name="10 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398in" style:contextual-spacing="false" fo:line-height="90%" fo:text-align="justify" style:justify-single-word="false" fo:hyphenation-ladder-count="no-limit" style:page-number="auto"/>
      <style:text-properties style:font-name="Latin Modern Roman" fo:font-family="'Latin Modern Roman'" style:font-style-name="10 Regular" style:font-pitch="variable" fo:font-size="10.5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965in" fo:margin-bottom="0.0827in" style:contextual-spacing="false" fo:text-align="start" style:justify-single-word="false" fo:text-indent="0in" style:auto-text-indent="false" style:page-number="auto"/>
      <style:text-properties fo:font-size="95%" fo:font-weight="bold" style:font-size-asian="115%" style:font-weight-asian="bold" style:font-size-complex="115%" style:font-weight-complex="normal"/>
    </style:style>
    <style:style style:name="Heading_20_1" style:display-name="Heading 1" style:family="paragraph" style:parent-style-name="Heading" style:next-style-name="Text_20_body" style:default-outline-level="1" style:class="text" style:master-page-name="">
      <style:paragraph-properties fo:margin-left="0.3543in" fo:margin-right="0.3543in" fo:margin-top="0.3937in" fo:margin-bottom="0.1965in" style:contextual-spacing="false" fo:text-align="center" style:justify-single-word="false" fo:hyphenation-ladder-count="no-limit" fo:text-indent="0in" style:auto-text-indent="false" style:page-number="auto" style:shadow="none">
        <style:tab-stops/>
      </style:paragraph-properties>
      <style:text-properties fo:font-size="120%" fo:font-weight="normal" fo:background-color="transparent" style:font-size-asian="130%" style:font-weight-asian="bold" style:font-size-complex="130%" style:font-weight-complex="600" fo:hyphenate="false" fo:hyphenation-remain-char-count="2" fo:hyphenation-push-char-count="2" loext:hyphenation-no-caps="false"/>
    </style:style>
    <style:style style:name="Footnote" style:family="paragraph" style:parent-style-name="Standard" style:class="extra" style:master-page-name="">
      <style:paragraph-properties fo:margin-left="0.2354in" fo:margin-right="0in" fo:margin-top="0in" fo:margin-bottom="0in" style:contextual-spacing="false" fo:text-indent="-0.2354in" style:auto-text-indent="false" style:page-number="auto" style:shadow="none" text:number-lines="false" text:line-number="0">
        <style:tab-stops/>
      </style:paragraph-properties>
      <style:text-properties fo:font-size="8pt" fo:background-color="transparent" style:font-size-asian="10pt" style:font-size-complex="10pt"/>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master-page-name="">
      <style:paragraph-properties fo:margin-left="0in" fo:margin-right="0in" fo:margin-top="0.0417in" fo:margin-bottom="0.0417in" style:contextual-spacing="false" fo:text-indent="0in" style:auto-text-indent="false" style:page-number="auto"/>
      <style:text-properties fo:font-size="80%" fo:font-style="italic" fo:font-weight="bold" fo:background-color="transparent"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Author" style:family="paragraph" style:parent-style-name="Standard" style:master-page-name="">
      <loext:graphic-properties draw:fill-image-width="0in" draw:fill-image-height="0in"/>
      <style:paragraph-properties fo:margin-left="0.8661in" fo:margin-right="0.8661in" fo:margin-top="0in" fo:margin-bottom="0.2756in" style:contextual-spacing="false" fo:text-align="center" style:justify-single-word="false" fo:hyphenation-ladder-count="no-limit" fo:text-indent="0in" style:auto-text-indent="false" style:page-number="auto" style:shadow="none">
        <style:tab-stops/>
      </style:paragraph-properties>
      <style:text-properties fo:font-size="10.5pt" fo:background-color="transparent" style:font-size-asian="10.5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5591in" style:type="center"/>
          <style:tab-stop style:position="5.1181in" style:type="right"/>
        </style:tab-stops>
      </style:paragraph-properties>
    </style:style>
    <style:style style:name="AbstractTiltle" style:family="paragraph" style:parent-style-name="Heading_20_1" style:default-outline-level="" style:list-style-name="" style:master-page-name="">
      <style:paragraph-properties fo:margin-top="0.2362in" fo:margin-bottom="0.1965in" style:contextual-spacing="false" style:page-number="auto"/>
      <style:text-properties style:font-name="Latin Modern Roman" fo:font-family="'Latin Modern Roman'" style:font-style-name="10 Regular" style:font-pitch="variable" fo:font-size="90%" fo:font-style="italic"/>
    </style:style>
    <style:style style:name="Abstract" style:family="paragraph" style:parent-style-name="Text_20_body" style:master-page-name="">
      <loext:graphic-properties draw:fill-image-width="0in" draw:fill-image-height="0in"/>
      <style:paragraph-properties fo:margin-left="0.3937in" fo:margin-right="0.3937in" fo:orphans="2" fo:widows="2" fo:hyphenation-ladder-count="no-limit" fo:text-indent="0.3937in" style:auto-text-indent="false" style:page-number="auto" style:shadow="none">
        <style:tab-stops/>
      </style:paragraph-properties>
      <style:text-properties fo:font-size="10.5pt" fo:font-style="italic" fo:background-color="transparent" style:font-size-asian="10.5pt" fo:hyphenate="true" fo:hyphenation-remain-char-count="2" fo:hyphenation-push-char-count="2" loext:hyphenation-no-caps="false"/>
    </style:style>
    <style:style style:name="Keyword" style:family="paragraph" style:parent-style-name="Text_20_body" style:master-page-name="">
      <style:paragraph-properties fo:margin-left="0.3937in" fo:margin-right="0.3937in" fo:margin-top="0in" fo:margin-bottom="0.1181in" style:contextual-spacing="false" fo:text-indent="0in" style:auto-text-indent="false" style:page-number="auto"/>
      <style:text-properties fo:font-size="10.5pt"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style:contextual-spacing="false" fo:text-align="start" style:justify-single-word="false" fo:text-indent="0in" style:auto-text-indent="false"/>
      <style:text-properties fo:font-size="80%" fo:font-weight="bold" style:font-size-asian="101%" style:font-weight-asian="bold" style:font-size-complex="101%"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style:use-window-font-color="true" loext:opacity="0%" style:text-underline-style="solid" style:text-underline-width="auto" style:text-underline-color="#999999"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fo:font-size="12pt" fo:font-weight="bold" style:font-size-asian="10.5pt" style:font-weight-asian="bold" style:font-size-complex="12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I">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a">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7717in" fo:margin-bottom="1.102in" fo:margin-left="1.5752in" fo:margin-right="1.575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7-08T09:31:35.868716215</meta:creation-date>
    <meta:editing-duration>P0D</meta:editing-duration>
    <meta:editing-cycles>1</meta:editing-cycles>
    <meta:generator>LibreOffice/7.1.4.2$Windows_X86_64 LibreOffice_project/a529a4fab45b75fefc5b6226684193eb000654f6</meta:generator>
    <dc:title>Academic Paper</dc:title>
    <meta:print-date>2021-09-06T11:23:58.511000000</meta:print-date>
    <meta:document-statistic meta:table-count="3" meta:image-count="0" meta:object-count="0" meta:page-count="8" meta:paragraph-count="139" meta:word-count="3756" meta:character-count="22320" meta:non-whitespace-character-count="18692"/>
  </office:meta>
</office:document-meta>
</file>